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9de2" officeooo:paragraph-rsid="00199de2"/>
    </style:style>
    <style:style style:name="P2" style:family="paragraph" style:parent-style-name="Text_20_body">
      <style:text-properties officeooo:rsid="00199de2" officeooo:paragraph-rsid="00199de2"/>
    </style:style>
    <style:style style:name="T1" style:family="text">
      <style:text-properties officeooo:rsid="00199de2"/>
    </style:style>
    <style:style style:name="T2" style:family="text">
      <style:text-properties fo:font-variant="normal" fo:text-transform="none" fo:color="#dcddde" style:font-name="Consolas" fo:font-size="9pt" fo:letter-spacing="normal" fo:font-style="normal" fo:font-weight="normal" officeooo:rsid="00199de2"/>
    </style:style>
    <style:style style:name="T3" style:family="text">
      <style:text-properties fo:font-variant="normal" fo:text-transform="none" fo:color="#000000" style:font-name="Noto Sans Adlam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Noto Sans Adlam" fo:font-size="10pt" fo:letter-spacing="normal" fo:font-style="normal" fo:font-weight="normal" officeooo:rsid="00199de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of cap.01 haskell book</text:p>
      <text:p text:style-name="P1">Intermission: Alpha equivalence</text:p>
      <text:p text:style-name="Text_20_body"><text:span text:style-name="T1">1.</text:span><text:span text:style-name="T2"> </text:span><text:span text:style-name="T4">λxy.xz</text:span></text:p>
      <text:p text:style-name="P2"><text:span text:style-name="T3">x → m</text:span></text:p>
      <text:p text:style-name="P2"><text:span text:style-name="T3">y → n</text:span></text:p>
      <text:p text:style-name="P2"><text:span text:style-name="T3">λmn.mz.</text:span></text:p>
      <text:p text:style-name="P2"><text:span text:style-name="T3">2. λxy.xxy</text:span></text:p>
      <text:p text:style-name="P2"><text:span text:style-name="T3">x → a</text:span></text:p>
      <text:p text:style-name="P2"><text:span text:style-name="T3">b → b</text:span></text:p>
      <text:p text:style-name="P2"><text:span text:style-name="T3">λab.aab</text:span></text:p>
      <text:p text:style-name="P2"><text:span text:style-name="T3">3. λxyz,zx</text:span></text:p>
      <text:p text:style-name="P2"><text:span text:style-name="T3">x → t</text:span></text:p>
      <text:p text:style-name="P2"><text:span text:style-name="T3">y → o</text:span></text:p>
      <text:p text:style-name="P2"><text:span text:style-name="T3">z → s</text:span></text:p>
      <text:p text:style-name="P2"><text:span text:style-name="T3">λtos.st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2:42:43.425728268</meta:creation-date>
    <dc:date>2019-03-09T23:01:27.553573760</dc:date>
    <meta:editing-duration>PT8M34S</meta:editing-duration>
    <meta:editing-cycles>1</meta:editing-cycles>
    <meta:document-statistic meta:table-count="0" meta:image-count="0" meta:object-count="0" meta:page-count="1" meta:paragraph-count="15" meta:word-count="38" meta:character-count="147" meta:non-whitespace-character-count="124"/>
    <meta:generator>LibreOffice/6.0.7.3$Linux_X86_64 LibreOffice_project/00m0$Build-3</meta:generator>
  </office:meta>
</office:document-meta>
</file>